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5000000C783D11FF9D798112B.png" manifest:media-type="image/png"/>
  <manifest:file-entry manifest:full-path="Pictures/10001B7C0000057C00001485A48D4BAD13A4642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ca28" draw:marker-start-width="0.358cm" draw:marker-end-width="0.358cm" svg:stroke-opacity="50%" draw:stroke-linejoin="round" svg:stroke-linecap="round" draw:fill="gradient" draw:fill-gradient-name="Gradient_20_4" draw:textarea-horizontal-align="justify" draw:textarea-vertical-align="middle" draw:auto-grow-height="false" fo:min-height="0.896cm" fo:min-width="6.146cm" fo:padding-top="0.177cm" fo:padding-bottom="0.177cm" fo:padding-left="0.302cm" fo:padding-right="0.302cm" draw:shadow="visible" draw:shadow-offset-x="0.035cm" draw:shadow-offset-y="0.035cm" draw:shadow-opacity="50%"/>
      <style:paragraph-properties style:writing-mode="lr-tb"/>
    </style:style>
    <style:style style:name="gr2" style:family="graphic" style:parent-style-name="standard">
      <style:graphic-properties svg:stroke-width="0.106cm" svg:stroke-color="#d81b60" draw:marker-start-width="0.358cm" draw:marker-end-width="0.358cm" svg:stroke-opacity="50%" draw:fill="gradient" draw:fill-gradient-name="Gradient_20_10" draw:textarea-horizontal-align="justify" draw:textarea-vertical-align="middle" draw:auto-grow-height="false" fo:min-height="0.708cm" fo:min-width="2.226cm" fo:padding-top="0.177cm" fo:padding-bottom="0.177cm" fo:padding-left="0.302cm" fo:padding-right="0.302cm" draw:shadow="visible" draw:shadow-offset-x="0.035cm" draw:shadow-offset-y="0.035cm" draw:shadow-opacity="50%"/>
      <style:paragraph-properties style:writing-mode="lr-tb"/>
    </style:style>
    <style:style style:name="gr3" style:family="graphic" style:parent-style-name="standard">
      <style:graphic-properties svg:stroke-width="0.106cm" svg:stroke-color="#ff0000" draw:marker-start-width="0.358cm" draw:marker-end-width="0.358cm" svg:stroke-opacity="70%" draw:fill="gradient" draw:fill-gradient-name="Gradient_20_10" draw:textarea-horizontal-align="justify" draw:textarea-vertical-align="middle" draw:auto-grow-height="false" fo:min-height="0.708cm" fo:min-width="2.226cm" fo:padding-top="0.177cm" fo:padding-bottom="0.177cm" fo:padding-left="0.302cm" fo:padding-right="0.302cm" draw:shadow="visible" draw:shadow-offset-x="0.035cm" draw:shadow-offset-y="0.035cm" draw:shadow-opacity="50%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Open Sans" fo:font-size="12pt" style:font-size-asian="12pt" style:font-size-complex="12pt"/>
    </style:style>
    <style:style style:name="P2" style:family="paragraph">
      <loext:graphic-properties draw:fill="gradient" draw:fill-gradient-name="Gradient_20_4"/>
      <style:paragraph-properties fo:text-align="center" style:writing-mode="lr-tb"/>
      <style:text-properties style:font-name="Open Sans"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ffffff" loext:opacity="100%" style:font-name="Open Sans" fo:font-size="12pt" style:font-size-asian="12pt" style:font-size-complex="12pt"/>
    </style:style>
    <style:style style:name="P4" style:family="paragraph">
      <loext:graphic-properties draw:fill="gradient" draw:fill-gradient-name="Gradient_20_10"/>
      <style:paragraph-properties fo:text-align="center" style:writing-mode="lr-tb"/>
      <style:text-properties fo:color="#ffffff" loext:opacity="100%" loext:color-lum-mod="100%" loext:color-lum-off="0%" style:font-name="Open Sans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Open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fo:color="#ffffff" loext:opacity="100%" style:font-name="Open Sans" fo:font-size="12pt" style:font-size-asian="12pt" style:font-size-complex="12pt"/>
    </style:style>
    <style:style style:name="T3" style:family="text">
      <style:text-properties fo:color="#ffffff" loext:opacity="100%" style:font-name="Open Sans" fo:font-size="12pt" style:letter-kerning="true" style:font-name-asian="Noto Sans CJK SC" style:font-size-asian="12pt" style:font-name-complex="FreeSans" style:font-size-complex="12pt"/>
    </style:style>
    <style:style style:name="T4" style:family="text">
      <style:text-properties style:font-name="Open San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75cm" svg:height="1.25cm" svg:x="2.5cm" svg:y="19cm">
          <text:p text:style-name="P1"><text:span text:style-name="T1">Liatris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cm" svg:height="1.5cm" svg:x="2.75cm" svg:y="17cm">
          <text:p text:style-name="P3"><text:span text:style-name="T2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cm" svg:height="1.5cm" svg:x="2.75cm" svg:y="15cm">
          <text:p text:style-name="P3"><text:span text:style-name="T2">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.5cm" svg:y1="19.625cm" svg:x2="2.75cm" svg:y2="17.75cm" draw:start-shape="id1" draw:start-glue-point="3" draw:end-shape="id2" draw:end-glue-point="6" svg:d="M2500 19625h-553v-1875h803" svg:viewBox="0 0 804 1876">
          <text:p/>
        </draw:connector>
        <draw:connector draw:style-name="gr4" draw:text-style-name="P5" draw:layer="layout" draw:line-skew="-0.697cm" svg:x1="2.501cm" svg:y1="19.626cm" svg:x2="2.75cm" svg:y2="15.75cm" draw:end-shape="id3" draw:end-glue-point="6" svg:d="M2501 19626h-1001v-3876h1250" svg:viewBox="0 0 1251 3877">
          <text:p/>
        </draw:connector>
        <draw:custom-shape draw:style-name="gr1" draw:text-style-name="P2" xml:id="id5" draw:id="id5" draw:layer="layout" svg:width="6.75cm" svg:height="1.25cm" svg:x="2.75cm" svg:y="13cm">
          <text:p text:style-name="P1"><text:span text:style-name="T1">LiatrisTas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.75cm" svg:height="1.25cm" svg:x="11cm" svg:y="13cm">
          <text:p text:style-name="P1"><text:span text:style-name="T1">Liatris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6.75cm" svg:height="1.25cm" svg:x="19cm" svg:y="13cm">
          <text:p text:style-name="P1"><text:span text:style-name="T1">LiatrisItemNot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4cm" svg:height="1.5cm" svg:x="3cm" svg:y="11cm">
          <text:p text:style-name="P3"><text:span text:style-name="T2">Task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4cm" svg:height="1.5cm" svg:x="3cm" svg:y="9cm">
          <text:p text:style-name="P3"><text:span text:style-name="T3">Tas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3cm" svg:y1="9.75cm" svg:x2="2.75cm" svg:y2="13.625cm" draw:start-shape="id4" draw:start-glue-point="6" draw:end-shape="id5" draw:end-glue-point="3" svg:d="M3000 9750h-803v3875h553" svg:viewBox="0 0 804 3876">
          <text:p/>
        </draw:connector>
        <draw:connector draw:style-name="gr5" draw:text-style-name="P5" draw:layer="layout" svg:x1="3cm" svg:y1="11.75cm" svg:x2="2.75cm" svg:y2="13.625cm" draw:start-shape="id6" draw:start-glue-point="6" draw:end-shape="id5" draw:end-glue-point="3" svg:d="M3000 11750h-803v1875h553" svg:viewBox="0 0 804 1876">
          <text:p/>
        </draw:connector>
        <draw:custom-shape draw:style-name="gr2" draw:text-style-name="P4" xml:id="id9" draw:id="id9" draw:layer="layout" svg:width="4cm" svg:height="1.5cm" svg:x="11.3cm" svg:y="10.8cm">
          <text:p text:style-name="P3"><text:span text:style-name="T2">Item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4cm" svg:height="1.5cm" svg:x="11.3cm" svg:y="8.9cm">
          <text:p text:style-name="P3"><text:span text:style-name="T2">Item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4cm" svg:height="1.5cm" svg:x="11.3cm" svg:y="3.3cm">
          <text:p text:style-name="P3"><text:span text:style-name="T3">Ite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4cm" svg:height="1.5cm" svg:x="11.3cm" svg:y="7.05cm">
          <text:p text:style-name="P3"><text:span text:style-name="T2">ItemIs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4cm" svg:height="1.5cm" svg:x="11.3cm" svg:y="5.15cm">
          <text:p text:style-name="P3"><text:span text:style-name="T2">Tas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7cm" svg:y1="9.75cm" svg:x2="11.3cm" svg:y2="5.9cm" draw:start-shape="id4" draw:start-glue-point="10" draw:end-shape="id7" draw:end-glue-point="6" svg:d="M7000 9750h2169v-3850h2131" svg:viewBox="0 0 4301 3851">
          <text:p/>
        </draw:connector>
        <draw:connector draw:style-name="gr5" draw:text-style-name="P5" draw:layer="layout" svg:x1="11cm" svg:y1="13.625cm" svg:x2="11.3cm" svg:y2="11.55cm" draw:start-shape="id8" draw:start-glue-point="3" draw:end-shape="id9" draw:end-glue-point="6" svg:d="M11000 13625h-553v-2075h853" svg:viewBox="0 0 854 2076">
          <text:p/>
        </draw:connector>
        <draw:connector draw:style-name="gr5" draw:text-style-name="P5" draw:layer="layout" svg:x1="11cm" svg:y1="13.625cm" svg:x2="11.3cm" svg:y2="9.65cm" draw:start-shape="id8" draw:start-glue-point="3" draw:end-shape="id10" draw:end-glue-point="6" svg:d="M11000 13625h-553v-3975h853" svg:viewBox="0 0 854 3976">
          <text:p/>
        </draw:connector>
        <draw:connector draw:style-name="gr5" draw:text-style-name="P5" draw:layer="layout" svg:x1="11cm" svg:y1="13.625cm" svg:x2="11.3cm" svg:y2="7.8cm" draw:start-shape="id8" draw:start-glue-point="3" draw:end-shape="id11" draw:end-glue-point="6" svg:d="M11000 13625h-553v-5825h853" svg:viewBox="0 0 854 5826">
          <text:p/>
        </draw:connector>
        <draw:connector draw:style-name="gr5" draw:text-style-name="P5" draw:layer="layout" svg:x1="11cm" svg:y1="13.625cm" svg:x2="11.3cm" svg:y2="5.9cm" draw:start-shape="id8" draw:start-glue-point="3" draw:end-shape="id7" draw:end-glue-point="6" svg:d="M11000 13625h-553v-7725h853" svg:viewBox="0 0 854 7726">
          <text:p/>
        </draw:connector>
        <draw:connector draw:style-name="gr5" draw:text-style-name="P5" draw:layer="layout" svg:x1="11cm" svg:y1="13.625cm" svg:x2="11.3cm" svg:y2="4.05cm" draw:start-shape="id8" draw:start-glue-point="3" draw:end-shape="id12" draw:end-glue-point="6" svg:d="M11000 13625h-553v-9575h853" svg:viewBox="0 0 854 9576">
          <text:p/>
        </draw:connector>
        <draw:frame draw:style-name="gr7" draw:text-style-name="P6" draw:layer="layout" svg:width="0.748cm" svg:height="0.73cm" svg:x="7.049cm" svg:y="9cm">
          <draw:text-box>
            <text:p><text:span text:style-name="T4">1</text:span></text:p>
          </draw:text-box>
        </draw:frame>
        <draw:frame draw:style-name="gr8" draw:text-style-name="P6" draw:layer="layout" svg:width="0.752cm" svg:height="0.73cm" svg:x="10.532cm" svg:y="3.27cm">
          <draw:text-box>
            <text:p><text:span text:style-name="T4">n</text:span></text:p>
          </draw:text-box>
        </draw:frame>
        <draw:custom-shape draw:style-name="gr2" draw:text-style-name="P4" xml:id="id15" draw:id="id15" draw:layer="layout" svg:width="4cm" svg:height="1.5cm" svg:x="19.25cm" svg:y="10.75cm">
          <text:p text:style-name="P3"><text:span text:style-name="T2">NoteCont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3" draw:id="id13" draw:layer="layout" svg:width="4cm" svg:height="1.5cm" svg:x="19.25cm" svg:y="8.75cm">
          <text:p text:style-name="P3"><text:span text:style-name="T2">Ite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4cm" svg:height="1.5cm" svg:x="19.25cm" svg:y="6.75cm">
          <text:p text:style-name="P3"><text:span text:style-name="T3">Not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3cm" svg:y1="4.05cm" svg:x2="19.25cm" svg:y2="9.5cm" draw:start-shape="id12" draw:start-glue-point="10" draw:end-shape="id13" draw:end-glue-point="6" svg:d="M15300 4050h1994v5450h1956" svg:viewBox="0 0 3951 5451">
          <text:p/>
        </draw:connector>
        <draw:frame draw:style-name="gr7" draw:text-style-name="P6" draw:layer="layout" svg:width="0.748cm" svg:height="0.73cm" svg:x="15.299cm" svg:y="3.37cm">
          <draw:text-box>
            <text:p><text:span text:style-name="T4">1</text:span></text:p>
          </draw:text-box>
        </draw:frame>
        <draw:frame draw:style-name="gr9" draw:text-style-name="P6" draw:layer="layout" svg:width="0.701cm" svg:height="0.75cm" svg:x="18.549cm" svg:y="8.75cm">
          <draw:text-box>
            <text:p><text:span text:style-name="T4">1</text:span></text:p>
          </draw:text-box>
        </draw:frame>
        <draw:connector draw:style-name="gr5" draw:text-style-name="P5" draw:layer="layout" svg:x1="19cm" svg:y1="13.625cm" svg:x2="19.25cm" svg:y2="11.5cm" draw:start-shape="id14" draw:start-glue-point="3" draw:end-shape="id15" draw:end-glue-point="6" svg:d="M19000 13625h-553v-2125h803" svg:viewBox="0 0 804 2126">
          <text:p/>
        </draw:connector>
        <draw:connector draw:style-name="gr5" draw:text-style-name="P5" draw:layer="layout" svg:x1="19.25cm" svg:y1="7.5cm" svg:x2="19cm" svg:y2="13.625cm" draw:start-shape="id16" draw:start-glue-point="6" draw:end-shape="id14" draw:end-glue-point="3" svg:d="M19250 7500h-803v6125h553" svg:viewBox="0 0 804 6126">
          <text:p/>
        </draw:connector>
        <draw:connector draw:style-name="gr5" draw:text-style-name="P5" draw:layer="layout" svg:x1="19.25cm" svg:y1="9.5cm" svg:x2="19cm" svg:y2="13.625cm" draw:start-shape="id13" draw:start-glue-point="6" draw:end-shape="id14" draw:end-glue-point="3" svg:d="M19250 9500h-803v4125h553" svg:viewBox="0 0 804 4126">
          <text:p/>
        </draw:connector>
        <draw:frame draw:style-name="gr10" draw:text-style-name="P5" draw:layer="layout" svg:width="1.403cm" svg:height="5.252cm" svg:x="2.25cm" svg:y="1.748cm">
          <draw:image xlink:href="Pictures/10001B7C0000057C00001485A48D4BAD13A46429.svg" xlink:type="simple" xlink:show="embed" xlink:actuate="onLoad" draw:mime-type="image/svg+xml">
            <text:p/>
          </draw:image>
          <draw:image xlink:href="Pictures/1000000100000035000000C783D11FF9D798112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7b1fa2" draw:end-color="#8e24aa" draw:start-intensity="100%" draw:end-intensity="100%" draw:angle="180deg" draw:border="0%"/>
    <draw:gradient draw:name="Gradient_20_4" draw:display-name="Gradient 4" draw:style="linear" draw:start-color="#fb8c00" draw:end-color="#ffa726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9:26:51.936900387</meta:creation-date>
    <dc:date>2023-09-09T19:09:20.020575492</dc:date>
    <meta:editing-duration>PT28M7S</meta:editing-duration>
    <meta:editing-cycles>19</meta:editing-cycles>
    <meta:generator>LibreOffice/7.4.7.2$Linux_X86_64 LibreOffice_project/40$Build-2</meta:generator>
    <meta:document-statistic meta:object-count="35"/>
  </office:meta>
</office:document-meta>
</file>